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loext:color-lum-mod="100%" loext:color-lum-off="0%" style:font-name="Poppins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loext:color-lum-mod="100%" loext:color-lum-off="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loext:color-lum-mod="100%" loext:color-lum-off="0%" style:font-name="Poppins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 style:writing-mode="lr-tb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loext:color-lum-mod="100%" loext:color-lum-off="0%" style:font-name="Poppins" fo:font-size="16pt" style:font-size-asian="18pt" style:font-size-complex="18pt"/>
    </style:style>
    <style:style style:name="P33" style:family="paragraph"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" fo:font-size="18pt" fo:font-weight="bold" style:font-size-asian="18pt" style:font-size-complex="18pt"/>
    </style:style>
    <style:style style:name="T4" style:family="text">
      <style:text-properties style:font-name="Poppins2" fo:font-size="18pt" fo:font-weight="bold" style:font-size-asian="18pt" style:font-size-complex="18pt"/>
    </style:style>
    <style:style style:name="T5" style:family="text">
      <style:text-properties fo:color="#ffffff" loext:opacity="100%" style:font-name="Poppins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" fo:font-size="18pt" style:font-size-asian="18pt" style:font-size-complex="18pt"/>
    </style:style>
    <style:style style:name="T8" style:family="text">
      <style:text-properties style:font-name="Poppins2" fo:font-size="16pt" fo:font-weight="bold" style:font-size-asian="18pt" style:font-size-complex="18pt"/>
    </style:style>
    <style:style style:name="T9" style:family="text">
      <style:text-properties style:font-name="Poppins" fo:font-size="12pt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fo:font-size="16pt" fo:font-style="italic" style:font-size-asian="18pt" style:font-size-complex="18pt"/>
    </style:style>
    <style:style style:name="T12" style:family="text">
      <style:text-properties style:font-name="Poppins" fo:font-size="18pt" fo:font-weight="normal" style:font-size-asian="18pt" style:font-size-complex="18pt"/>
    </style:style>
    <style:style style:name="T13" style:family="text">
      <style:text-properties style:font-name="Poppin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</text:span><text:span text:style-name="T2">Rancher </text:span><text:span text:style-name="T2">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</text:span><text:span text:style-name="T3">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</text:span><text:span text:style-name="T3">ating </text:span><text:span text:style-name="T3">Syste</text:span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</text:span><text:span text:style-name="T4">U</text:span><text:span text:style-name="T4">S</text:span><text:span text:style-name="T4">E </text:span><text:span text:style-name="T4">R</text:span><text:span text:style-name="T4">a</text:span><text:span text:style-name="T4">n</text:span><text:span text:style-name="T4">c</text:span><text:span text:style-name="T4">h</text:span><text:span text:style-name="T4">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</text:span><text:span text:style-name="T5">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Micr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Lenov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Lenov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Lenovo Edge Server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Lenovo Edge Server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33"/>
          <text:p text:style-name="P33"/>
          <text:p text:style-name="P33"/>
          <text:p text:style-name="P33"/>
          <text:p text:style-name="P33">etcd</text:p>
          <text:p text:style-name="P33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33"/>
            <text:p text:style-name="P33"/>
            <text:p text:style-name="P33"/>
            <text:p text:style-name="P33"/>
            <text:p text:style-name="P33">etcd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33"/>
            <text:p text:style-name="P33"/>
            <text:p text:style-name="P33"/>
            <text:p text:style-name="P33"/>
            <text:p text:style-name="P33">ControlPlane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0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Lenov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Lenov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Lenov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Lenov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12-22T16:39:39.730849835</dc:date>
    <meta:editing-duration>PT19H39M19S</meta:editing-duration>
    <meta:editing-cycles>46</meta:editing-cycles>
    <meta:generator>LibreOffice/7.4.3.2$Linux_X86_64 LibreOffice_project/40$Build-2</meta:generator>
    <meta:document-statistic meta:object-count="545"/>
  </office:meta>
</office:document-meta>
</file>